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514,146,88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306,843,52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114,323,794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359,759,799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441,053,17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367,113,17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477,702,25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579,421,686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234,731,973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740,830,510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766,825,41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682,016,947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800,105,58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682,350,934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511,236,655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157,832,934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75,780,697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25,706,961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87,295,267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12,771,290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28,458,20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97,996,028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46,123,27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3:54.528288293</dc:date>
    <meta:editing-duration>PT4H15M50S</meta:editing-duration>
    <meta:editing-cycles>94</meta:editing-cycles>
    <meta:generator>LibreOffice/7.2.6.2$Linux_X86_64 LibreOffice_project/20$Build-2</meta:generator>
    <meta:document-statistic meta:table-count="1" meta:cell-count="48" meta:object-count="0"/>
  </office:meta>
</office:document-meta>
</file>